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1.022in"/>
    </style:style>
    <style:style style:name="co4" style:family="table-column">
      <style:table-column-properties fo:break-before="auto" style:column-width="1.5173in"/>
    </style:style>
    <style:style style:name="co5" style:family="table-column">
      <style:table-column-properties fo:break-before="auto" style:column-width="1.9154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64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/>
      <style:text-properties style:text-overline-style="none" style:text-overline-color="font-color" fo:hyphenate="false"/>
    </style:style>
    <style:style style:name="ce3" style:family="table-cell" style:parent-style-name="Default" style:data-style-name="N118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/>
      <style:text-properties style:text-overline-style="none" style:text-overline-color="font-color" fo:hyphenate="false"/>
    </style:style>
    <style:style style:name="ce4" style:family="table-cell" style:parent-style-name="Default" style:data-style-name="N118">
      <style:table-cell-properties style:text-align-source="fix" style:repeat-content="false" fo:wrap-option="wrap" style:vertical-align="top"/>
      <style:paragraph-properties fo:text-align="center"/>
    </style:style>
    <style:style style:name="ce5" style:family="table-cell" style:parent-style-name="Default" style:data-style-name="N118">
      <style:table-cell-properties style:text-align-source="fix" style:repeat-content="false" style:vertical-align="top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64 bits machine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number-columns-repeated="4" table:default-cell-style-name="ce1"/>
        <table:table-row table:style-name="ro1">
          <table:table-cell office:value-type="string">
            <text:p>Number of segments</text:p>
          </table:table-cell>
          <table:table-cell office:value-type="string">
            <text:p>Conic traits</text:p>
          </table:table-cell>
          <table:table-cell office:value-type="string">
            <text:p>Algebraic traits</text:p>
          </table:table-cell>
          <table:table-cell office:value-type="string">
            <text:p>Quad tangent NT = double</text:p>
          </table:table-cell>
          <table:table-cell office:value-type="string">
            <text:p>Quad tangent NT = Core:exp</text:p>
          </table:table-cell>
          <table:table-cell office:value-type="string">
            <text:p>Number of tangent lines to segment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float" office:value="0.08">
            <text:p>0.08</text:p>
          </table:table-cell>
          <table:table-cell table:style-name="Default"/>
          <table:table-cell office:value-type="float" office:value="0">
            <text:p>0</text:p>
          </table:table-cell>
          <table:table-cell table:style-name="ce2" office:value-type="float" office:value="0.26">
            <text:p>0.26</text:p>
          </table:table-cell>
          <table:table-cell office:value-type="float" office:value="15">
            <text:p>15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4.24">
            <text:p>4.24</text:p>
          </table:table-cell>
          <table:table-cell table:style-name="Default"/>
          <table:table-cell office:value-type="float" office:value="0.22">
            <text:p>0.22</text:p>
          </table:table-cell>
          <table:table-cell office:value-type="float" office:value="35.38">
            <text:p>35.38</text:p>
          </table:table-cell>
          <table:table-cell office:value-type="float" office:value="2620">
            <text:p>2620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7.92">
            <text:p>7.92</text:p>
          </table:table-cell>
          <table:table-cell table:style-name="Default"/>
          <table:table-cell office:value-type="float" office:value="0.4">
            <text:p>0.4</text:p>
          </table:table-cell>
          <table:table-cell office:value-type="string">
            <text:p>68,27</text:p>
          </table:table-cell>
          <table:table-cell office:value-type="float" office:value="4769">
            <text:p>4769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14.44">
            <text:p>14.44</text:p>
          </table:table-cell>
          <table:table-cell table:style-name="Default"/>
          <table:table-cell office:value-type="float" office:value="0.7">
            <text:p>0.7</text:p>
          </table:table-cell>
          <table:table-cell office:value-type="float" office:value="118.82">
            <text:p>118.82</text:p>
          </table:table-cell>
          <table:table-cell office:value-type="float" office:value="8746">
            <text:p>8746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32.61">
            <text:p>32.61</text:p>
          </table:table-cell>
          <table:table-cell table:style-name="Default"/>
          <table:table-cell office:value-type="float" office:value="1.8">
            <text:p>1.8</text:p>
          </table:table-cell>
          <table:table-cell office:value-type="float" office:value="307.61">
            <text:p>307.61</text:p>
          </table:table-cell>
          <table:table-cell office:value-type="float" office:value="20742">
            <text:p>20742</text:p>
          </table:table-cell>
          <table:table-cell table:style-name="Default"/>
          <table:table-cell table:number-columns-repeated="2"/>
        </table:table-row>
        <table:table-row table:style-name="ro3" table:number-rows-repeated="14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32 bits virtual machine" table:style-name="ta1" table:print="false">
        <table:table-column table:style-name="co1" table:default-cell-style-name="ce1"/>
        <table:table-column table:style-name="co4" table:default-cell-style-name="ce5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6" table:default-cell-style-name="Default"/>
        <table:table-column table:style-name="co5" table:default-cell-style-name="Default"/>
        <table:table-row table:style-name="ro4">
          <table:table-cell office:value-type="string">
            <text:p>Number of segments</text:p>
          </table:table-cell>
          <table:table-cell table:style-name="ce1" office:value-type="string">
            <text:p>Conic traits</text:p>
          </table:table-cell>
          <table:table-cell table:style-name="ce1" office:value-type="string">
            <text:p>Rational arc traits</text:p>
          </table:table-cell>
          <table:table-cell table:style-name="ce1" office:value-type="string">
            <text:p>Quad tangent <text:s/>(work of J. Redburn)</text:p>
          </table:table-cell>
          <table:table-cell table:style-name="ce1" office:value-type="string">
            <text:p>Number of tangent lines to segments</text:p>
          </table:table-cell>
          <table:table-cell table:number-columns-repeated="7"/>
        </table:table-row>
        <table:table-row table:style-name="ro5">
          <table:table-cell office:value-type="string">
            <text:p>10-rand</text:p>
          </table:table-cell>
          <table:table-cell table:style-name="ce3" office:value-type="float" office:value="0.048">
            <text:p>0.04800</text:p>
          </table:table-cell>
          <table:table-cell office:value-type="float" office:value="0.032">
            <text:p>0.03200</text:p>
          </table:table-cell>
          <table:table-cell table:style-name="ce3" office:value-type="float" office:value="0.348021">
            <text:p>0.34802</text:p>
          </table:table-cell>
          <table:table-cell table:style-name="ce1" office:value-type="float" office:value="15">
            <text:p>15</text:p>
          </table:table-cell>
          <table:table-cell table:number-columns-repeated="7"/>
        </table:table-row>
        <table:table-row table:style-name="ro3">
          <table:table-cell office:value-type="string">
            <text:p>30-rand</text:p>
          </table:table-cell>
          <table:table-cell table:style-name="ce4" office:value-type="float" office:value="4.5">
            <text:p>4.50000</text:p>
          </table:table-cell>
          <table:table-cell office:value-type="float" office:value="3.1">
            <text:p>3.10000</text:p>
          </table:table-cell>
          <table:table-cell table:style-name="ce4" office:value-type="float" office:value="49.0471">
            <text:p>49.04710</text:p>
          </table:table-cell>
          <table:table-cell table:style-name="ce1" office:value-type="float" office:value="2620">
            <text:p>2620</text:p>
          </table:table-cell>
          <table:table-cell table:number-columns-repeated="7"/>
        </table:table-row>
        <table:table-row table:style-name="ro3">
          <table:table-cell office:value-type="string">
            <text:p>35-rand</text:p>
          </table:table-cell>
          <table:table-cell table:style-name="ce4" office:value-type="float" office:value="9">
            <text:p>9.00000</text:p>
          </table:table-cell>
          <table:table-cell office:value-type="float" office:value="5.1">
            <text:p>5.10000</text:p>
          </table:table-cell>
          <table:table-cell table:style-name="ce4" office:value-type="float" office:value="94.3499">
            <text:p>94.34990</text:p>
          </table:table-cell>
          <table:table-cell table:style-name="ce1" office:value-type="float" office:value="4769">
            <text:p>4769</text:p>
          </table:table-cell>
          <table:table-cell table:number-columns-repeated="7"/>
        </table:table-row>
        <table:table-row table:style-name="ro3">
          <table:table-cell office:value-type="string">
            <text:p>40-rand</text:p>
          </table:table-cell>
          <table:table-cell table:style-name="ce4" office:value-type="float" office:value="17.04">
            <text:p>17.04000</text:p>
          </table:table-cell>
          <table:table-cell office:value-type="float" office:value="8.9">
            <text:p>8.90000</text:p>
          </table:table-cell>
          <table:table-cell table:style-name="ce4" office:value-type="float" office:value="165.598">
            <text:p>165.59800</text:p>
          </table:table-cell>
          <table:table-cell table:style-name="ce1" office:value-type="float" office:value="8746">
            <text:p>8746</text:p>
          </table:table-cell>
          <table:table-cell table:number-columns-repeated="7"/>
        </table:table-row>
        <table:table-row table:style-name="ro3">
          <table:table-cell office:value-type="string">
            <text:p>50-rand</text:p>
          </table:table-cell>
          <table:table-cell table:style-name="ce4" office:value-type="float" office:value="38.43">
            <text:p>38.43000</text:p>
          </table:table-cell>
          <table:table-cell office:value-type="float" office:value="20.52">
            <text:p>20.52000</text:p>
          </table:table-cell>
          <table:table-cell table:style-name="ce4" office:value-type="float" office:value="373.203">
            <text:p>373.20300</text:p>
          </table:table-cell>
          <table:table-cell table:style-name="ce1" office:value-type="float" office:value="20742">
            <text:p>20742</text:p>
          </table:table-cell>
          <table:table-cell table:number-columns-repeated="7"/>
        </table:table-row>
        <table:table-row table:style-name="ro3">
          <table:table-cell office:value-type="string">
            <text:p>10-short</text:p>
          </table:table-cell>
          <table:table-cell office:value-type="float" office:value="0.028001">
            <text:p>0.02800</text:p>
          </table:table-cell>
          <table:table-cell office:value-type="float" office:value="0.024002">
            <text:p>0.02400</text:p>
          </table:table-cell>
          <table:table-cell office:value-type="float" office:value="0.336021">
            <text:p>0.3360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30-short</text:p>
          </table:table-cell>
          <table:table-cell office:value-type="float" office:value="0.768048">
            <text:p>0.76805</text:p>
          </table:table-cell>
          <table:table-cell office:value-type="float" office:value="0.700043">
            <text:p>0.70004</text:p>
          </table:table-cell>
          <table:table-cell office:value-type="float" office:value="46.4589">
            <text:p>46.4589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35-short</text:p>
          </table:table-cell>
          <table:table-cell office:value-type="float" office:value="1.34">
            <text:p>1.34000</text:p>
          </table:table-cell>
          <table:table-cell office:value-type="float" office:value="1.19207">
            <text:p>1.19207</text:p>
          </table:table-cell>
          <table:table-cell office:value-type="float" office:value="85.7934">
            <text:p>85.7934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40-short</text:p>
          </table:table-cell>
          <table:table-cell office:value-type="float" office:value="1.77211">
            <text:p>1.77211</text:p>
          </table:table-cell>
          <table:table-cell office:value-type="float" office:value="1.78411">
            <text:p>1.78411</text:p>
          </table:table-cell>
          <table:table-cell office:value-type="float" office:value="145.973">
            <text:p>145.9730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50-short</text:p>
          </table:table-cell>
          <table:table-cell office:value-type="float" office:value="3.32021">
            <text:p>3.32021</text:p>
          </table:table-cell>
          <table:table-cell office:value-type="float" office:value="3.47222">
            <text:p>3.47222</text:p>
          </table:table-cell>
          <table:table-cell office:value-type="float" office:value="353.47">
            <text:p>353.4700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10-long</text:p>
          </table:table-cell>
          <table:table-cell office:value-type="float" office:value="0.112">
            <text:p>0.11200</text:p>
          </table:table-cell>
          <table:table-cell office:value-type="float" office:value="0.052">
            <text:p>0.05200</text:p>
          </table:table-cell>
          <table:table-cell office:value-type="float" office:value="0.380023">
            <text:p>0.38002</text:p>
          </table:table-cell>
          <table:table-cell office:value-type="float" office:value="67">
            <text:p>67</text:p>
          </table:table-cell>
          <table:table-cell table:number-columns-repeated="7"/>
        </table:table-row>
        <table:table-row table:style-name="ro3">
          <table:table-cell office:value-type="string">
            <text:p>30-long</text:p>
          </table:table-cell>
          <table:table-cell office:value-type="float" office:value="9.318">
            <text:p>9.31800</text:p>
          </table:table-cell>
          <table:table-cell office:value-type="float" office:value="3.58422">
            <text:p>3.58422</text:p>
          </table:table-cell>
          <table:table-cell office:value-type="float" office:value="47.619">
            <text:p>47.61900</text:p>
          </table:table-cell>
          <table:table-cell office:value-type="float" office:value="5862">
            <text:p>5862</text:p>
          </table:table-cell>
          <table:table-cell table:number-columns-repeated="7"/>
        </table:table-row>
        <table:table-row table:style-name="ro3">
          <table:table-cell office:value-type="string">
            <text:p>35-long</text:p>
          </table:table-cell>
          <table:table-cell office:value-type="float" office:value="15.825">
            <text:p>15.82500</text:p>
          </table:table-cell>
          <table:table-cell office:value-type="float" office:value="8.94456">
            <text:p>8.94456</text:p>
          </table:table-cell>
          <table:table-cell office:value-type="float" office:value="90.6057">
            <text:p>90.60570</text:p>
          </table:table-cell>
          <table:table-cell office:value-type="float" office:value="9133">
            <text:p>9133</text:p>
          </table:table-cell>
          <table:table-cell table:number-columns-repeated="7"/>
        </table:table-row>
        <table:table-row table:style-name="ro3">
          <table:table-cell office:value-type="string">
            <text:p>40-long</text:p>
          </table:table-cell>
          <table:table-cell office:value-type="string">
            <text:p>129.856 – BUG(79886)</text:p>
          </table:table-cell>
          <table:table-cell office:value-type="float" office:value="60.6958">
            <text:p>60.69580</text:p>
          </table:table-cell>
          <table:table-cell office:value-type="float" office:value="389.912">
            <text:p>389.91200</text:p>
          </table:table-cell>
          <table:table-cell office:value-type="float" office:value="80016">
            <text:p>80016</text:p>
          </table:table-cell>
          <table:table-cell table:number-columns-repeated="7"/>
        </table:table-row>
        <table:table-row table:style-name="ro3">
          <table:table-cell office:value-type="string">
            <text:p>40-grid</text:p>
          </table:table-cell>
          <table:table-cell office:value-type="string">
            <text:p>92.6938 – BUG*(12254)</text:p>
          </table:table-cell>
          <table:table-cell office:value-type="float" office:value="19.5012">
            <text:p>19.50120</text:p>
          </table:table-cell>
          <table:table-cell office:value-type="float" office:value="181.663">
            <text:p>181.66300</text:p>
          </table:table-cell>
          <table:table-cell office:value-type="float" office:value="12264">
            <text:p>12264</text:p>
          </table:table-cell>
          <table:table-cell table:number-columns-repeated="7"/>
        </table:table-row>
        <table:table-row table:style-name="ro3" table:number-rows-repeated="2"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 table:number-columns-repeated="10"/>
          <table:table-cell table:style-name="ce7" office:value-type="string">
            <text:p>*I debugged it, I manged to reduce it into two curves. I think the bug is at the conic traits.</text:p>
          </table:table-cell>
        </table:table-row>
        <table:table-row table:style-name="ro6" table:number-rows-repeated="3">
          <table:table-cell table:style-name="Default"/>
          <table:table-cell table:number-columns-repeated="11"/>
        </table:table-row>
        <table:table-row table:style-name="ro6" table:number-rows-repeated="3">
          <table:table-cell table:style-name="Default"/>
          <table:table-cell table:style-name="ce6" table:number-columns-repeated="3"/>
          <table:table-cell table:number-columns-repeated="8"/>
        </table:table-row>
        <table:table-row table:style-name="ro6">
          <table:table-cell table:style-name="Default"/>
          <table:table-cell table:style-name="ce6" table:number-columns-repeated="3"/>
          <table:table-cell table:number-columns-repeated="8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0" number:grouping="true"/>
    </number:number-style>
    <number:number-style style:name="N118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3">10/03/2010</text:date>, <text:time>13:1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af </meta:initial-creator>
    <meta:creation-date>2010-06-21T15:38:42</meta:creation-date>
    <dc:date>2010-10-03T13:12:41</dc:date>
    <dc:creator>Asaf </dc:creator>
    <meta:editing-duration>PT104H49M10S</meta:editing-duration>
    <meta:editing-cycles>10</meta:editing-cycles>
    <meta:generator>OpenOffice.org/3.1$Unix OpenOffice.org_project/310m19$Build-9420</meta:generator>
    <meta:document-statistic meta:table-count="3" meta:cell-count="112" meta:object-count="0"/>
  </office:meta>
</office:document-meta>
</file>